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34.41mm"/>
    </style:style>
    <style:style style:name="co3" style:family="table-column">
      <style:table-column-properties fo:break-before="auto" style:column-width="63.64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58.93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leipnir_v0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Boîtier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Fournisseur et ré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olderJumper_2P_TrianglePads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_8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Z_16MHz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5,C17,C8,C9,C12,C13,C19,C39,C4,C44</text:p>
          </table:table-cell>
          <table:table-cell office:value-type="string" calcext:value-type="string">
            <text:p>C_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/25V/X5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TM32F777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77V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0,C28,C41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µ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-3V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3,C34,C43,C38,C36,C35,C29,C27,C26,C25,C24,C22,C20,C16,C11,C5,C42,C31</text:p>
          </table:table-cell>
          <table:table-cell office:value-type="string" calcext:value-type="string">
            <text:p>C_04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2,C23,C21,C30</text:p>
          </table:table-cell>
          <table:table-cell office:value-type="string" calcext:value-type="string">
            <text:p>C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µ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LIS3M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3MD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-5V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USB_Micro-B_Molex_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-B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coBlade_53398-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a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MicroSD_503182-18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S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KP-1608S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1608SYC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KP-1608CG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1608CGC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KP-1608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1608SEC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KP-1608SU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1608SUR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BMP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P3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PCA9306D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U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coBlade_53398-0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PicoBlade_53398-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PicoBlade_53398-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b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PicoBlade_53398-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coBlade_53398-0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b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coBlade_53398-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a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coBlade_53398-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a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coBlade_53398-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a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PS7A7200R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7A7200RG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1,IC4</text:p>
          </table:table-cell>
          <table:table-cell office:value-type="string" calcext:value-type="string">
            <text:p>LP5912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P5912-3.3DRV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XFL4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H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TPS621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35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ICM-20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-206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IA_3528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/20V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quareWirePad_SMD_2x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quareWirePad_SMD_2x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BA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37,C3,C10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PMEG3010AE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3010AESB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TPS2001DD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2001DDBV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2.1mm_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2.1mm_M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9,R14,R13,R11,R10,R7,R6,R5,R4</text:p>
          </table:table-cell>
          <table:table-cell office:value-type="string" calcext:value-type="string">
            <text:p>R_0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2kΩ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8,R17,R16,R15</text:p>
          </table:table-cell>
          <table:table-cell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0Ω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Ω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8,R3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kΩ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Ω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MAX3051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51EKA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Ω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Ω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EIA_7360-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µF/6.3V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PicoBlade_53398-0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SlottedMountingHoleM3_3.1x0.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ttedMountingHoleM3_3.1x0.7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1" meta:object-count="0"/>
    <meta:generator>LibreOffice/5.2.7.2$Windows_x86 LibreOffice_project/2b7f1e640c46ceb28adf43ee075a6e8b8439ed10</meta:generator>
  </office:meta>
</office:document-meta>
</file>